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<text:text-input text:description="&lt;setLang(user.lang or 'fr_FR')&gt;">&lt;setLang(user.lang or 'fr_FR')&gt;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/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/>
      <text:p text:style-name="P2"><text:text-input text:description="&lt;for each=&quot;line in o.meeting_id.tono_ids&quot;&gt;">&lt;for each="line in o.meeting_id.tono_ids"&gt;</text:text-input></text:p>
      <text:p text:style-name="P2">TO : <text:text-input text:description="&lt;line.iop_od&gt;">&lt;line.iop_od&gt;</text:text-input></text:p>
      <text:p text:style-name="P2">TO 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10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10">OD<text:span text:style-name="T1"> : Cliché couleurs</text:span></text:p>
      <text:p text:style-name="P10"><text:span text:style-name="T1">Clichés angiographiques</text:span></text:p>
      <text:p text:style-name="P2"><text:span text:style-name="T2">OG</text:span> : <text:s/>Cliché couleurs</text:p>
      <text:p text:style-name="P10"><text:span text:style-name="T1">Clichés angiographiques</text:span></text:p>
      <text:p text:style-name="P2"/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4-04T07:54:44</dc:date>
    <meta:editing-duration>P1DT16H27M47S</meta:editing-duration>
    <meta:editing-cycles>172</meta:editing-cycles>
    <dc:creator>L. FRANCOIS</dc:creator>
    <meta:document-statistic meta:table-count="2" meta:image-count="0" meta:object-count="0" meta:page-count="3" meta:paragraph-count="82" meta:word-count="313" meta:character-count="3169" meta:non-whitespace-character-count="2935"/>
  </office:meta>
</office:document-meta>
</file>